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BRI" svg:font-family="CalBRI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/>
      <style:text-properties style:font-name="CalBRI" fo:font-size="32pt" fo:font-weight="normal" officeooo:rsid="0001fc08" officeooo:paragraph-rsid="0001fc08" style:font-size-asian="32pt" style:font-weight-asian="normal" style:font-size-complex="3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BRI" fo:font-size="10pt" fo:font-weight="normal" officeooo:rsid="0001fc08" officeooo:paragraph-rsid="0001fc08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BRI" fo:font-size="14pt" fo:font-weight="normal" officeooo:rsid="0001fc08" officeooo:paragraph-rsid="0001fc0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BRI" fo:font-size="14pt" fo:font-weight="normal" officeooo:rsid="0001fc08" officeooo:paragraph-rsid="0001fc08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alBRI" fo:font-size="14pt" fo:font-weight="normal" officeooo:rsid="0001fc08" officeooo:paragraph-rsid="00037c56" style:font-size-asian="14pt" style:font-weight-asian="normal" style:font-size-complex="14pt" style:font-weight-complex="normal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CalBRI" fo:font-size="14pt" fo:font-weight="normal" officeooo:rsid="0001fc08" officeooo:paragraph-rsid="00037c56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CalBRI"/>
    </style:style>
    <style:style style:name="P9" style:family="paragraph" style:parent-style-name="Text_20_body">
      <style:paragraph-properties fo:text-align="start" style:justify-single-word="false" style:writing-mode="lr-tb"/>
      <style:text-properties style:font-name="CalBRI" officeooo:paragraph-rsid="0004ce9a"/>
    </style:style>
    <style:style style:name="P10" style:family="paragraph" style:parent-style-name="Text_20_body">
      <style:paragraph-properties fo:text-align="start" style:justify-single-word="false" fo:break-before="page"/>
      <style:text-properties style:font-name="CalBRI" fo:font-size="14pt" fo:font-weight="normal" officeooo:rsid="0001fc08" officeooo:paragraph-rsid="0001fc08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b10b6"/>
    </style:style>
    <style:style style:name="T4" style:family="text">
      <style:text-properties officeooo:rsid="000bbbad"/>
    </style:style>
    <style:style style:name="T5" style:family="text">
      <style:text-properties style:font-name="Cal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Sistemes de gestió empresarial </text:p>
      <text:p text:style-name="P3">2DAM – 2023/2024</text:p>
      <text:p text:style-name="P4">Andreu Sanz Sanz</text:p>
      <text:p text:style-name="P5"/>
      <text:p text:style-name="P5"/>
      <text:p text:style-name="P5">Tabal de continguts</text:p>
      <text:p text:style-name="P5">Activitat 1……………………………………………………………………………………………………………………1</text:p>
      <text:p text:style-name="P5">Activitat 2……………………………………………………………………………………………………………………1</text:p>
      <text:p text:style-name="P5">Activitat 3……………………………………………………………………………………………………………………1</text:p>
      <text:p text:style-name="P5">Activitat 4……………………………………………………………………………………………………………………1</text:p>
      <text:p text:style-name="P5">Activitat 5……………………………………………………………………………………………………………………1</text:p>
      <text:p text:style-name="P10">1. Què és un Sistema d'Informació? Per quins elements està format?</text:p>
      <text:p text:style-name="P6">Un Sistema de Información (SI) es un conjunto de componentes interrelacionados que recopilan, procesan, almacenan y distribuyen información para apoyar la toma de decisiones.</text:p>
      <text:p text:style-name="P6">Está compuesto por cinco elementos: </text:p>
      <text:list xml:id="list2432111858" text:style-name="L1">
        <text:list-item>
          <text:p text:style-name="P7">Información.</text:p>
        </text:list-item>
        <text:list-item>
          <text:p text:style-name="P7"><text:s/>Personas.</text:p>
        </text:list-item>
        <text:list-item>
          <text:p text:style-name="P7">Procedimientos y prácticas habituales de trabajo.</text:p>
        </text:list-item>
        <text:list-item>
          <text:p text:style-name="P7">TIC </text:p>
        </text:list-item>
      </text:list>
      <text:p text:style-name="P8">2. En el vídeo de Red Bull, visualitzat en classe, aquesta marca, a través del seu model de negoci què aconsegueix?</text:p>
      <text:p text:style-name="P8">3. Indica els objectius que persegueixen els sistemes de la informació a les empreses. Enumera'ls.</text:p>
      <text:p text:style-name="P8"><text:tab/>1. Proporcionar información relevante y oportuna para la toma de decisiones.</text:p>
      <text:p text:style-name="P8"><text:tab/>2. Mejorar la eficiencia y eficacia de los procesos </text:p>
      <text:p text:style-name="P9"><text:tab/>3. Facilitar la coordinación y comunicación </text:p>
      <text:p text:style-name="P9"><text:tab/>4. Proporcionar información para el control y seguimiento .</text:p>
      <text:p text:style-name="P8"><text:tab/>5. Proporcionar información para la planificación y el diseño de estrategias empresariales.</text:p>
      <text:p text:style-name="P8"><text:tab/>6. Proporcionar información para la evaluación del desempeño empresarial.</text:p>
      <text:p text:style-name="P8"><text:tab/>7. Proporcionar información para la identificación de oportunidades de negocio y la innovación.</text:p>
      <text:p text:style-name="P8"><text:tab/>8. Proporcionar información para el cumplimiento de las obligaciones legales y fiscales.</text:p>
      <text:p text:style-name="P8">4. Amb quines perspectives es poden classificar els Sistemes d'Informació?</text:p>
      <text:p text:style-name="P8"><text:tab/>1. Según su ámbito de aplicación</text:p>
      <text:p text:style-name="P8"><text:tab/>2. Según su función</text:p>
      <text:p text:style-name="P8"><text:tab/>3. Según su nivel jerárquico</text:p>
      <text:p text:style-name="P8"><text:tab/>4. Según su grado de estructuración</text:p>
      <text:p text:style-name="P8"><text:soft-page-break/>5. Segons el usuaris/grups als que van dirigits els SI empresarials, quins en trobem? Explica'ls i posa almenys un exemple per cadascun.</text:p>
      <text:p text:style-name="P8"><text:tab/>-. Sistemas de información para la alta dirección. Un ejemplo de este tipo de sistemas es el EIS-</text:p>
      <text:p text:style-name="P8"/>
      <text:p text:style-name="P8"><text:tab/>-. Sistemas de información para la gestión intermedia. Un ejemplo de este tipo de sistemas es el ERP</text:p>
      <text:p text:style-name="P8"/>
      <text:p text:style-name="P8"><text:tab/>-. Sistemas de información para la operación. Un ejemplo de este tipo de sistemas es el SCM </text:p>
      <text:p text:style-name="P8"/>
      <text:p text:style-name="P8"><text:tab/>-. Sistemas de información para los cliente. Un ejemplo de este tipo de sistemas es el CRM</text:p>
      <text:p text:style-name="P8"/>
      <text:p text:style-name="P8"><text:tab/>-. Sistemas de información para los proveedores. Un ejemplo de este tipo de sistemas es el SRM (Supplier Relationship Management).</text:p>
      <text:p text:style-name="P8">6. Segons l'àrea funcional als que van dirigits els SI empresarials, quina informació suministra a cadascuna de les àrees?</text:p>
      <text:p text:style-name="P8">7.  Com impulsen els SI a les empreses? </text:p>
      <text:p text:style-name="P8">8. És el mateix e-Business que e-commerce? Raona la teua resposta. </text:p>
      <text:p text:style-name="P8">9. Què és el e-Business? Què compren el e-Business? Com sorgix?</text:p>
      <text:p text:style-name="P8">10. Què és el e-commerce? Què tipus existeixen? Explica'ls i posa un exemple de cadascun. </text:p>
      <text:p text:style-name="P8">11. Què es un CRM? Per a què pot servir per a les empreses? De quins tipus existeixen? </text:p>
      <text:p text:style-name="P8">12. Busca tres CRMs que existisquen al mercat actual, indica el preu, posa les URLs oficials i una captura. </text:p>
      <text:p text:style-name="P1"><text:span text:style-name="T5">13. A partir d'aquesta URL </text:span><text:a xlink:type="simple" xlink:href="https://www.appvizer.es/revista/relacion-cliente/software-crm/modulo-crm" text:style-name="Internet_20_link" text:visited-style-name="Visited_20_Internet_20_Link"><text:span text:style-name="T5">https://www.appvizer.es/revista/relacion-cliente/software-crm/modulo-crm</text:span></text:a><text:span text:style-name="T5"> digues els mòduls que fan referència a aquest.  </text:span></text:p>
      <text:p text:style-name="P8">12. Què implica la tecnologia blockhain als CRM?</text:p>
      <text:p text:style-name="P8">13. Què és un ERP? </text:p>
      <text:p text:style-name="P8"><text:soft-page-break/></text:p>
      <text:p text:style-name="P5"><text:tab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BRI" svg:font-family="CalBRI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3-09-25T18:53:30.311000000</dc:date>
    <meta:editing-duration>PT30M29S</meta:editing-duration>
    <meta:editing-cycles>4</meta:editing-cycles>
    <meta:document-statistic meta:table-count="0" meta:image-count="0" meta:object-count="0" meta:page-count="4" meta:paragraph-count="48" meta:word-count="463" meta:character-count="3151" meta:non-whitespace-character-count="2704"/>
  </office:meta>
</office:document-meta>
</file>